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ae489"/>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P20" style:family="paragraph" style:parent-style-name="Preformatted_20_Text" style:list-style-name="L1">
      <style:text-properties officeooo:rsid="0035836e" officeooo:paragraph-rsid="0035836e"/>
    </style:style>
    <style:style style:name="P21" style:family="paragraph" style:parent-style-name="Preformatted_20_Text" style:list-style-name="L1">
      <style:text-properties officeooo:rsid="003723e2" officeooo:paragraph-rsid="003723e2"/>
    </style:style>
    <style:style style:name="P22" style:family="paragraph" style:parent-style-name="Preformatted_20_Text" style:list-style-name="L1">
      <style:text-properties officeooo:rsid="00393a97" officeooo:paragraph-rsid="00393a97"/>
    </style:style>
    <style:style style:name="P23" style:family="paragraph" style:parent-style-name="Preformatted_20_Text" style:list-style-name="L1">
      <style:text-properties officeooo:rsid="003b39e4" officeooo:paragraph-rsid="003b39e4"/>
    </style:style>
    <style:style style:name="P24" style:family="paragraph" style:parent-style-name="Preformatted_20_Text" style:list-style-name="L1">
      <style:text-properties officeooo:rsid="003ba122" officeooo:paragraph-rsid="003ba122"/>
    </style:style>
    <style:style style:name="P25" style:family="paragraph" style:parent-style-name="Preformatted_20_Text" style:list-style-name="L1">
      <style:text-properties officeooo:rsid="003c95c2" officeooo:paragraph-rsid="003c95c2"/>
    </style:style>
    <style:style style:name="P26" style:family="paragraph" style:parent-style-name="Preformatted_20_Text" style:list-style-name="L1">
      <style:text-properties officeooo:rsid="003db05d" officeooo:paragraph-rsid="003db05d"/>
    </style:style>
    <style:style style:name="P27" style:family="paragraph" style:parent-style-name="Preformatted_20_Text" style:list-style-name="L1">
      <style:text-properties officeooo:rsid="003fe0ed" officeooo:paragraph-rsid="003fe0ed"/>
    </style:style>
    <style:style style:name="P28" style:family="paragraph" style:parent-style-name="Preformatted_20_Text" style:list-style-name="L1">
      <style:text-properties officeooo:rsid="003ffa23" officeooo:paragraph-rsid="003ffa23"/>
    </style:style>
    <style:style style:name="P29" style:family="paragraph" style:parent-style-name="Preformatted_20_Text" style:list-style-name="L1">
      <style:text-properties officeooo:rsid="0040e8a8" officeooo:paragraph-rsid="0040e8a8"/>
    </style:style>
    <style:style style:name="P30" style:family="paragraph" style:parent-style-name="Preformatted_20_Text" style:list-style-name="L1">
      <style:text-properties officeooo:rsid="004117e9" officeooo:paragraph-rsid="004117e9"/>
    </style:style>
    <style:style style:name="P31" style:family="paragraph" style:parent-style-name="Preformatted_20_Text" style:list-style-name="L1">
      <style:text-properties officeooo:rsid="0041a96a" officeooo:paragraph-rsid="0041a96a"/>
    </style:style>
    <style:style style:name="P32" style:family="paragraph" style:parent-style-name="Preformatted_20_Text" style:list-style-name="L1">
      <style:text-properties officeooo:rsid="004323f5" officeooo:paragraph-rsid="004323f5"/>
    </style:style>
    <style:style style:name="P33" style:family="paragraph" style:parent-style-name="Preformatted_20_Text" style:list-style-name="L1">
      <style:text-properties officeooo:rsid="00446cfd" officeooo:paragraph-rsid="00446cfd"/>
    </style:style>
    <style:style style:name="P34" style:family="paragraph" style:parent-style-name="Preformatted_20_Text" style:list-style-name="L1">
      <style:text-properties officeooo:rsid="0047e280" officeooo:paragraph-rsid="0047e280"/>
    </style:style>
    <style:style style:name="P35" style:family="paragraph" style:parent-style-name="Preformatted_20_Text" style:list-style-name="L1">
      <style:text-properties officeooo:rsid="0047f174" officeooo:paragraph-rsid="0047f174"/>
    </style:style>
    <style:style style:name="P36" style:family="paragraph" style:parent-style-name="Preformatted_20_Text" style:list-style-name="L1">
      <style:text-properties officeooo:rsid="0048f7fd" officeooo:paragraph-rsid="0048f7fd"/>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style:style style:name="T5" style:family="text">
      <style:text-properties officeooo:rsid="00382911"/>
    </style:style>
    <style:style style:name="T6" style:family="text">
      <style:text-properties officeooo:rsid="003b5c3a"/>
    </style:style>
    <style:style style:name="T7" style:family="text">
      <style:text-properties officeooo:rsid="003db05d"/>
    </style:style>
    <style:style style:name="T8" style:family="text">
      <style:text-properties officeooo:rsid="0046de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991756712101901345"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item>
                      <text:p text:style-name="P20">Method Invocation Index Sequence (MI), Test sequence (Im), invoked method sequence (M)</text:p>
                    </text:list-item>
                    <text:list-item>
                      <text:p text:style-name="P21">for every eta in Theta do</text:p>
                      <text:list>
                        <text:list-item>
                          <text:p text:style-name="P21">Teta ← test case retrieved from TI (<text:span text:style-name="T5">eta</text:span>)</text:p>
                        </text:list-item>
                        <text:list-item>
                          <text:p text:style-name="P22">sigma ← Execution trace of Ieta</text:p>
                        </text:list-item>
                        <text:list-item>
                          <text:p text:style-name="P23">index ← trace index of nested lock acquisitions <text:span text:style-name="T6">in sigma</text:span></text:p>
                        </text:list-item>
                        <text:list-item>
                          <text:p text:style-name="P24">for index &gt; 0 do</text:p>
                          <text:list>
                            <text:list-item>
                              <text:p text:style-name="P25">if sigma[index] <text:span text:style-name="T7">is enter and is invoked in Ieta then</text:span></text:p>
                              <text:list>
                                <text:list-item>
                                  <text:p text:style-name="P26">m ← method</text:p>
                                </text:list-item>
                                <text:list-item>
                                  <text:p text:style-name="P27">MI ← concat(MI, index)</text:p>
                                </text:list-item>
                                <text:list-item>
                                  <text:p text:style-name="P28">Im ← concat (Im, Ieta)</text:p>
                                </text:list-item>
                                <text:list-item>
                                  <text:p text:style-name="P29">M ← concat (M, m)</text:p>
                                </text:list-item>
                                <text:list-item>
                                  <text:p text:style-name="P30">index ← 0</text:p>
                                </text:list-item>
                              </text:list>
                            </text:list-item>
                            <text:list-item>
                              <text:p text:style-name="P31">end if</text:p>
                            </text:list-item>
                            <text:list-item>
                              <text:p text:style-name="P32">index ← index – 1</text:p>
                            </text:list-item>
                          </text:list>
                        </text:list-item>
                        <text:list-item>
                          <text:p text:style-name="P32">end for</text:p>
                        </text:list-item>
                      </text:list>
                    </text:list-item>
                    <text:list-item>
                      <text:p text:style-name="P32">end for</text:p>
                    </text:list-item>
                  </text:list>
                </text:list-item>
                <text:list-item>
                  <text:p text:style-name="P33">Identifying relevant <text:span text:style-name="T8">parameters</text:span></text:p>
                  <text:list>
                    <text:list-item>
                      <text:p text:style-name="P34">maintain a parameter state P = {b, F, em, p}</text:p>
                      <text:list>
                        <text:list-item>
                          <text:p text:style-name="P34">b is a base object</text:p>
                        </text:list-item>
                        <text:list-item>
                          <text:p text:style-name="P35">F is a sequence of field variables representing the list of field dereferences on b</text:p>
                        </text:list-item>
                        <text:list-item>
                          <text:p text:style-name="P35">em is the index of the method invocation m that caused the <text:soft-page-break/>nested acquisition eta</text:p>
                        </text:list-item>
                        <text:list-item>
                          <text:p text:style-name="P36">p is the index of the parameter</text:p>
                        </text:list-item>
                      </text:list>
                    </text:list-item>
                  </text:list>
                </text:list-item>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9T10:58:10.186590184</dc:date>
    <meta:editing-duration>PT3H18M42S</meta:editing-duration>
    <meta:editing-cycles>48</meta:editing-cycles>
    <meta:generator>LibreOffice/4.3.3.2$Linux_x86 LibreOffice_project/430m0$Build-2</meta:generator>
    <meta:document-statistic meta:table-count="0" meta:image-count="0" meta:object-count="0" meta:page-count="2" meta:paragraph-count="54" meta:word-count="471" meta:character-count="2416" meta:non-whitespace-character-count="2049"/>
  </office:meta>
</office:document-meta>
</file>